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63e" officeooo:paragraph-rsid="001b063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paragraph-rsid="001b063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3: HTTP ENUMERATION USING DIRB</text:p>
      <text:p text:style-name="Standard"/>
      <text:p text:style-name="Standard"/>
      <text:p text:style-name="Standard">Goal: <text:tab/><text:tab/><text:tab/><text:tab/><text:tab/><text:tab/><text:span text:style-name="T1">HTTP Enumeration Using Dirb</text:span></text:p>
      <text:p text:style-name="P4"><text:span text:style-name="T1"/></text:p>
      <text:p text:style-name="P4"/>
      <text:p text:style-name="P4"/>
      <text:p text:style-name="Standard"/>
      <text:p text:style-name="Standard">1. Command Used:<text:tab/><text:tab/><text:tab/><text:tab/><text:span text:style-name="T1">dirb https://testfire.net</text:span></text:p>
      <text:p text:style-name="Standard"/>
      <text:p text:style-name="Standard">Result:</text:p>
      <text:p text:style-name="Standard"/>
      <text:p text:style-name="Standard"/>
      <text:p text:style-name="P3">START_TIME: Fri Sep 12 07:16:40 2025</text:p>
      <text:p text:style-name="P3">URL_BASE: https://testfire.net/</text:p>
      <text:p text:style-name="P3">WORDLIST_FILES: /usr/share/dirb/wordlists/common.txt</text:p>
      <text:p text:style-name="P3"/>
      <text:p text:style-name="P3">-----------------</text:p>
      <text:p text:style-name="P3"/>
      <text:p text:style-name="P3">GENERATED WORDS: 4612 <text:s text:c="57"/></text:p>
      <text:p text:style-name="P3"/>
      <text:p text:style-name="P3">---- Scanning URL: https://testfire.net/ ----</text:p>
      <text:p text:style-name="P3"><text:s text:c="79"/></text:p>
      <text:p text:style-name="P3">(!) FATAL: Too many errors connecting to host</text:p>
      <text:p text:style-name="P3"><text:s text:c="4"/>(Possible cause: COULDNT RESOLVE HOST)</text:p>
      <text:p text:style-name="P3"><text:s text:c="79"/></text:p>
      <text:p text:style-name="P3">-----------------</text:p>
      <text:p text:style-name="P3">END_TIME: Fri Sep 12 07:17:40 2025</text:p>
      <text:p text:style-name="P3">DOWNLOADED: 0 - FOUND: 0</text:p>
      <text:p text:style-name="P3"/>
      <text:p text:style-name="Standard"/>
      <text:p text:style-name="Standard">///////////////////////////</text:p>
      <text:p text:style-name="Standard"/>
      <text:p text:style-name="Standard"/>
      <text:p text:style-name="Standard">2. Command Used:<text:tab/><text:tab/><text:span text:style-name="T1">dirb https://testfire.net /usr/share/dirb/wordlists/common.txt</text:span></text:p>
      <text:p text:style-name="Standard"/>
      <text:p text:style-name="Standard">Result:</text:p>
      <text:p text:style-name="Standard"/>
      <text:p text:style-name="P2"/>
      <text:p text:style-name="P2">-----------------</text:p>
      <text:p text:style-name="P2">DIRB v2.22 <text:s text:c="3"/></text:p>
      <text:p text:style-name="P2">By The Dark Raver</text:p>
      <text:p text:style-name="P2">-----------------</text:p>
      <text:p text:style-name="P2"/>
      <text:p text:style-name="P2">START_TIME: Fri Sep 12 07:20:29 2025</text:p>
      <text:p text:style-name="P2">URL_BASE: https://testfire.net/</text:p>
      <text:p text:style-name="P2">WORDLIST_FILES: /usr/share/dirb/wordlists/common.txt</text:p>
      <text:p text:style-name="P2"/>
      <text:p text:style-name="P2">-----------------</text:p>
      <text:p text:style-name="P2"/>
      <text:p text:style-name="P2">GENERATED WORDS: 4612 <text:s text:c="57"/></text:p>
      <text:p text:style-name="P2"/>
      <text:p text:style-name="P2"><text:soft-page-break/>---- Scanning URL: https://testfire.net/ ----</text:p>
      <text:p text:style-name="P2">+ https://testfire.net/admin (CODE:302|SIZE:0) <text:s text:c="118"/></text:p>
      <text:p text:style-name="P2">+ https://testfire.net/aux (CODE:200|SIZE:0) <text:s text:c="120"/></text:p>
      <text:p text:style-name="P2">+ https://testfire.net/bank (CODE:302|SIZE:0) <text:s text:c="119"/></text:p>
      <text:p text:style-name="P2">+ https://testfire.net/com1 (CODE:200|SIZE:0) <text:s text:c="119"/></text:p>
      <text:p text:style-name="P2">+ https://testfire.net/com2 (CODE:200|SIZE:0) <text:s text:c="119"/></text:p>
      <text:p text:style-name="P2">+ https://testfire.net/com3 (CODE:200|SIZE:0) <text:s text:c="119"/></text:p>
      <text:p text:style-name="P2">+ https://testfire.net/con (CODE:200|SIZE:0) <text:s text:c="120"/></text:p>
      <text:p text:style-name="P2">+ https://testfire.net/images (CODE:302|SIZE:0) <text:s text:c="117"/></text:p>
      <text:p text:style-name="P2">+ https://testfire.net/lpt1 (CODE:200|SIZE:0) <text:s text:c="119"/></text:p>
      <text:p text:style-name="P2">+ https://testfire.net/nul (CODE:200|SIZE:0) <text:s text:c="120"/></text:p>
      <text:p text:style-name="P2">+ https://testfire.net/pr (CODE:302|SIZE:0) <text:s text:c="121"/></text:p>
      <text:p text:style-name="P2">+ https://testfire.net/prn (CODE:200|SIZE:0) <text:s text:c="120"/></text:p>
      <text:p text:style-name="P2">+ https://testfire.net/static (CODE:302|SIZE:0) <text:s text:c="117"/></text:p>
      <text:p text:style-name="P2">+ https://testfire.net/util (CODE:302|SIZE:0) <text:s text:c="119"/></text:p>
      <text:p text:style-name="P2"><text:s text:c="167"/></text:p>
      <text:p text:style-name="P2">----------------- <text:s text:c="149"/></text:p>
      <text:p text:style-name="P2">END_TIME: Fri Sep 12 07:53:28 2025 <text:s text:c="132"/></text:p>
      <text:p text:style-name="P2">DOWNLOADED: 4612 - FOUND: 14 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21:06:00.036033774</meta:creation-date>
    <dc:date>2025-09-12T21:09:39.811572589</dc:date>
    <meta:editing-duration>PT3M41S</meta:editing-duration>
    <meta:editing-cycles>1</meta:editing-cycles>
    <meta:document-statistic meta:table-count="0" meta:image-count="0" meta:object-count="0" meta:page-count="2" meta:paragraph-count="48" meta:word-count="150" meta:character-count="3989" meta:non-whitespace-character-count="1456"/>
    <meta:generator>LibreOffice/24.2.7.2$Linux_X86_64 LibreOffice_project/420$Build-2</meta:generator>
  </office:meta>
</office:document-meta>
</file>